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Q1.</text:span><text:line-break/>Which organization is responsible for maintaining Kubernetes and other cloud native technologies?<text:line-break/>A. AWS<text:line-break/>B. Google Cloud<text:line-break/>C. CNCF<text:line-break/>D. Red Hat</text:p>
      <text:p text:style-name="Text_20_body">✅ <text:span text:style-name="Strong_20_Emphasis">Answer:</text:span> C. CNCF<text:line-break/>? <text:span text:style-name="Strong_20_Emphasis">Comment:</text:span> The CNCF (Cloud Native Computing Foundation) is the neutral home of Kubernetes and many related open-source projects like Prometheus, Helm, and Envoy.</text:p>
      <text:p text:style-name="Horizontal_20_Line"/>
      <text:p text:style-name="Text_20_body"><text:span text:style-name="Strong_20_Emphasis">Q2.</text:span><text:line-break/>Which of the following best describes a cloud native architecture?<text:line-break/>A. Monolithic applications on virtual machines<text:line-break/>B. Stateless microservices orchestrated in containers<text:line-break/>C. Single-tier applications with centralized storage<text:line-break/>D. Applications deployed directly on bare metal servers</text:p>
      <text:p text:style-name="Text_20_body">✅ <text:span text:style-name="Strong_20_Emphasis">Answer:</text:span> B. Stateless microservices orchestrated in containers<text:line-break/>? <text:span text:style-name="Strong_20_Emphasis">Comment:</text:span> Cloud native architecture is based on loosely coupled, scalable, stateless microservices, typically deployed in containers and orchestrated via tools like Kubernetes.</text:p>
      <text:p text:style-name="Horizontal_20_Line"/>
      <text:p text:style-name="Text_20_body"><text:span text:style-name="Strong_20_Emphasis">Q3.</text:span><text:line-break/>What is the primary goal of container orchestration?<text:line-break/>A. Building container images<text:line-break/>B. Installing operating systems<text:line-break/>C. Automatically managing container deployment and scaling<text:line-break/>D. Encrypting traffic between containers</text:p>
      <text:p text:style-name="Text_20_body">✅ <text:span text:style-name="Strong_20_Emphasis">Answer:</text:span> C. Automatically managing container deployment and scaling<text:line-break/>? <text:span text:style-name="Strong_20_Emphasis">Comment:</text:span> Orchestration handles container lifecycle tasks like deployment, scaling, networking, and fault tolerance.</text:p>
      <text:p text:style-name="Horizontal_20_Line"/>
      <text:p text:style-name="Text_20_body"><text:span text:style-name="Strong_20_Emphasis">Q4.</text:span><text:line-break/>Which statement about microservices is correct?<text:line-break/>A. They are tightly coupled and hard to scale independently<text:line-break/>B. Each microservice runs in the same process<text:line-break/>C. They are independently deployable units<text:line-break/>D. Microservices can only run on serverless platforms</text:p>
      <text:p text:style-name="Text_20_body">✅ <text:span text:style-name="Strong_20_Emphasis">Answer:</text:span> C. They are independently deployable units<text:line-break/>? <text:span text:style-name="Strong_20_Emphasis">Comment:</text:span> Microservices are designed to be small, focused services that can be deployed and updated independently from the rest of the application.</text:p>
      <text:p text:style-name="Horizontal_20_Line"/>
      <text:p text:style-name="Text_20_body"><text:span text:style-name="Strong_20_Emphasis">Q5.</text:span><text:line-break/>What tool allows local Kubernetes cluster deployment for learning or testing?<text:line-break/>A. Helm<text:line-break/>B. Docker Compose<text:line-break/>C. Minikube<text:line-break/>D. Kubeadm</text:p>
      <text:p text:style-name="Text_20_body"><text:soft-page-break/>✅ <text:span text:style-name="Strong_20_Emphasis">Answer:</text:span> C. Minikube<text:line-break/>? <text:span text:style-name="Strong_20_Emphasis">Comment:</text:span> Minikube is a lightweight Kubernetes implementation for local development and testing.</text:p>
      <text:p text:style-name="Horizontal_20_Line"/>
      <text:p text:style-name="Text_20_body"><text:span text:style-name="Strong_20_Emphasis">Q6.</text:span><text:line-break/>In Kubernetes, what is a Pod?<text:line-break/>A. A type of container runtime<text:line-break/>B. A group of one or more containers sharing storage and network<text:line-break/>C. A virtual machine<text:line-break/>D. A deployment tool</text:p>
      <text:p text:style-name="Text_20_body">✅ <text:span text:style-name="Strong_20_Emphasis">Answer:</text:span> B. A group of one or more containers sharing storage and network<text:line-break/>? <text:span text:style-name="Strong_20_Emphasis">Comment:</text:span> The Pod is the basic deployable unit in Kubernetes and represents one or more containers running together.</text:p>
      <text:p text:style-name="Horizontal_20_Line"/>
      <text:p text:style-name="Text_20_body"><text:span text:style-name="Strong_20_Emphasis">Q7.</text:span><text:line-break/>What is the purpose of an API Gateway in a cloud native application like GestParc?<text:line-break/>A. To store container images<text:line-break/>B. To manage network policies<text:line-break/>C. To route requests and apply security rules<text:line-break/>D. To scale databases automatically</text:p>
      <text:p text:style-name="Text_20_body">✅ <text:span text:style-name="Strong_20_Emphasis">Answer:</text:span> C. To route requests and apply security rules<text:line-break/>? <text:span text:style-name="Strong_20_Emphasis">Comment:</text:span> An API Gateway centralizes incoming requests, applies policies (like auth or rate limits), and forwards traffic to appropriate microservices.</text:p>
      <text:p text:style-name="Horizontal_20_Line"/>
      <text:p text:style-name="Text_20_body"><text:span text:style-name="Strong_20_Emphasis">Q8.</text:span><text:line-break/>What does YAML provide in the context of Kubernetes?<text:line-break/>A. A programming language for writing apps<text:line-break/>B. A monitoring tool for container metrics<text:line-break/>C. A declarative format to define Kubernetes objects<text:line-break/>D. A scripting language for shell automation</text:p>
      <text:p text:style-name="Text_20_body">✅ <text:span text:style-name="Strong_20_Emphasis">Answer:</text:span> C. A declarative format to define Kubernetes objects<text:line-break/>? <text:span text:style-name="Strong_20_Emphasis">Comment:</text:span> Kubernetes uses YAML (or JSON) to define resources declaratively such as Pods, Services, and Deployments.</text:p>
      <text:p text:style-name="Horizontal_20_Line"/>
      <text:p text:style-name="Text_20_body"><text:span text:style-name="Strong_20_Emphasis">Q9.</text:span><text:line-break/>Which Kubernetes concept allows external access to services within a cluster?<text:line-break/>A. ConfigMap<text:line-break/>B. ClusterIP<text:line-break/>C. Ingress<text:line-break/>D. Taint</text:p>
      <text:p text:style-name="Text_20_body">✅ <text:span text:style-name="Strong_20_Emphasis">Answer:</text:span> C. Ingress<text:line-break/>? <text:span text:style-name="Strong_20_Emphasis">Comment:</text:span> Ingress defines how external traffic reaches services inside the cluster, often providing load balancing, SSL termination, and routing.</text:p>
      <text:p text:style-name="Horizontal_20_Line"/>
      <text:p text:style-name="Text_20_body"><text:span text:style-name="Strong_20_Emphasis">Q10.</text:span><text:line-break/><text:soft-page-break/>Which CNCF project is primarily used for monitoring metrics in a Kubernetes environment?<text:line-break/>A. Grafana<text:line-break/>B. Prometheus<text:line-break/>C. Helm<text:line-break/>D. Jaeger</text:p>
      <text:p text:style-name="Text_20_body">✅ <text:span text:style-name="Strong_20_Emphasis">Answer:</text:span> B. Prometheus<text:line-break/>? <text:span text:style-name="Strong_20_Emphasis">Comment:</text:span> Prometheus is the de facto standard CNCF project for collecting, storing, and querying metrics in cloud native environmen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14$Win32 OpenOffice.org_project/4114m1$Build-9811</meta:generator>
    <dc:date>2025-10-05T16:29:09.94</dc:date>
    <meta:document-statistic meta:table-count="0" meta:image-count="0" meta:object-count="0" meta:page-count="3" meta:paragraph-count="20" meta:word-count="571" meta:character-count="3756"/>
    <dc:creator>mustapha younsi</dc:creator>
    <meta:user-defined meta:name="Info 1"/>
    <meta:user-defined meta:name="Info 2"/>
    <meta:user-defined meta:name="Info 3"/>
    <meta:user-defined meta:name="Info 4"/>
  </office:meta>
</office:document-meta>
</file>